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1" office:value-type="string" calcext:value-type="string">
            <text:p>number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ize</text:p>
          </table:table-cell>
          <table:table-cell table:number-columns-repeated="2" office:value-type="float" office:value="131072" calcext:value-type="float">
            <text:p>131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transactions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read</text:p>
          </table:table-cell>
          <table:table-cell office:value-type="float" office:value="4096" calcext:value-type="float">
            <text:p>4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rite</text:p>
          </table:table-cell>
          <table:table-cell office:value-type="float" office:value="4096" calcext:value-type="float">
            <text:p>409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1880.25 MB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/W: 512 Byt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2.680233" calcext:value-type="float">
            <text:p>2.680233</text:p>
          </table:table-cell>
          <table:table-cell office:value-type="float" office:value="1.874648" calcext:value-type="float">
            <text:p>1.874648</text:p>
          </table:table-cell>
          <table:table-cell office:value-type="float" office:value="15.61" calcext:value-type="float">
            <text:p>15.61</text:p>
          </table:table-cell>
          <table:table-cell office:value-type="float" office:value="12.27" calcext:value-type="float">
            <text:p>12.27</text:p>
          </table:table-cell>
          <table:table-cell office:value-type="float" office:value="53.381338" calcext:value-type="float">
            <text:p>53.381338</text:p>
          </table:table-cell>
          <table:table-cell office:value-type="float" office:value="45.42657" calcext:value-type="float">
            <text:p>45.42657</text:p>
          </table:table-cell>
          <table:table-cell office:value-type="float" office:value="21.488094" calcext:value-type="float">
            <text:p>21.488094</text:p>
          </table:table-cell>
          <table:table-cell office:value-type="float" office:value="14.974259" calcext:value-type="float">
            <text:p>14.974259</text:p>
          </table:table-cell>
        </table:table-row>
        <table:table-row table:style-name="ro1">
          <table:table-cell/>
          <table:table-cell office:value-type="float" office:value="2.684669" calcext:value-type="float">
            <text:p>2.684669</text:p>
          </table:table-cell>
          <table:table-cell office:value-type="float" office:value="1.878189" calcext:value-type="float">
            <text:p>1.878189</text:p>
          </table:table-cell>
          <table:table-cell office:value-type="float" office:value="16.61" calcext:value-type="float">
            <text:p>16.61</text:p>
          </table:table-cell>
          <table:table-cell office:value-type="float" office:value="12.26" calcext:value-type="float">
            <text:p>12.26</text:p>
          </table:table-cell>
          <table:table-cell office:value-type="float" office:value="55.49124" calcext:value-type="float">
            <text:p>55.49124</text:p>
          </table:table-cell>
          <table:table-cell office:value-type="float" office:value="48.056348" calcext:value-type="float">
            <text:p>48.056348</text:p>
          </table:table-cell>
          <table:table-cell office:value-type="float" office:value="21.466158" calcext:value-type="float">
            <text:p>21.466158</text:p>
          </table:table-cell>
          <table:table-cell office:value-type="float" office:value="14.95944" calcext:value-type="float">
            <text:p>14.95944</text:p>
          </table:table-cell>
        </table:table-row>
        <table:table-row table:style-name="ro1">
          <table:table-cell/>
          <table:table-cell office:value-type="float" office:value="2.68261" calcext:value-type="float">
            <text:p>2.68261</text:p>
          </table:table-cell>
          <table:table-cell office:value-type="float" office:value="1.877505" calcext:value-type="float">
            <text:p>1.877505</text:p>
          </table:table-cell>
          <table:table-cell office:value-type="float" office:value="15.56" calcext:value-type="float">
            <text:p>15.56</text:p>
          </table:table-cell>
          <table:table-cell office:value-type="float" office:value="12.25" calcext:value-type="float">
            <text:p>12.25</text:p>
          </table:table-cell>
          <table:table-cell office:value-type="float" office:value="48.97182" calcext:value-type="float">
            <text:p>48.97182</text:p>
          </table:table-cell>
          <table:table-cell office:value-type="float" office:value="42.455057" calcext:value-type="float">
            <text:p>42.455057</text:p>
          </table:table-cell>
          <table:table-cell office:value-type="float" office:value="21.447066" calcext:value-type="float">
            <text:p>21.447066</text:p>
          </table:table-cell>
          <table:table-cell office:value-type="float" office:value="14.947403" calcext:value-type="float">
            <text:p>14.947403</text:p>
          </table:table-cell>
        </table:table-row>
        <table:table-row table:style-name="ro1">
          <table:table-cell/>
          <table:table-cell office:value-type="float" office:value="2.679988" calcext:value-type="float">
            <text:p>2.679988</text:p>
          </table:table-cell>
          <table:table-cell office:value-type="float" office:value="1.875412" calcext:value-type="float">
            <text:p>1.875412</text:p>
          </table:table-cell>
          <table:table-cell office:value-type="float" office:value="15.63" calcext:value-type="float">
            <text:p>15.63</text:p>
          </table:table-cell>
          <table:table-cell office:value-type="float" office:value="12.27" calcext:value-type="float">
            <text:p>12.27</text:p>
          </table:table-cell>
          <table:table-cell office:value-type="float" office:value="52.603208" calcext:value-type="float">
            <text:p>52.603208</text:p>
          </table:table-cell>
          <table:table-cell office:value-type="float" office:value="45.851423" calcext:value-type="float">
            <text:p>45.851423</text:p>
          </table:table-cell>
          <table:table-cell office:value-type="float" office:value="21.51032" calcext:value-type="float">
            <text:p>21.51032</text:p>
          </table:table-cell>
          <table:table-cell office:value-type="float" office:value="14.998113" calcext:value-type="float">
            <text:p>14.998113</text:p>
          </table:table-cell>
        </table:table-row>
        <table:table-row table:style-name="ro1">
          <table:table-cell/>
          <table:table-cell office:value-type="float" office:value="2.678948" calcext:value-type="float">
            <text:p>2.678948</text:p>
          </table:table-cell>
          <table:table-cell office:value-type="float" office:value="1.874532" calcext:value-type="float">
            <text:p>1.874532</text:p>
          </table:table-cell>
          <table:table-cell office:value-type="float" office:value="15.53" calcext:value-type="float">
            <text:p>15.53</text:p>
          </table:table-cell>
          <table:table-cell office:value-type="float" office:value="12.21" calcext:value-type="float">
            <text:p>12.21</text:p>
          </table:table-cell>
          <table:table-cell office:value-type="float" office:value="51.888792" calcext:value-type="float">
            <text:p>51.888792</text:p>
          </table:table-cell>
          <table:table-cell office:value-type="float" office:value="44.776055" calcext:value-type="float">
            <text:p>44.776055</text:p>
          </table:table-cell>
          <table:table-cell office:value-type="float" office:value="21.507926" calcext:value-type="float">
            <text:p>21.507926</text:p>
          </table:table-cell>
          <table:table-cell office:value-type="float" office:value="14.99055" calcext:value-type="float">
            <text:p>14.99055</text:p>
          </table:table-cell>
        </table:table-row>
        <table:table-row table:style-name="ro1">
          <table:table-cell/>
          <table:table-cell office:value-type="float" office:value="2.679411" calcext:value-type="float">
            <text:p>2.679411</text:p>
          </table:table-cell>
          <table:table-cell office:value-type="float" office:value="1.874762" calcext:value-type="float">
            <text:p>1.874762</text:p>
          </table:table-cell>
          <table:table-cell office:value-type="float" office:value="15.59" calcext:value-type="float">
            <text:p>15.59</text:p>
          </table:table-cell>
          <table:table-cell office:value-type="float" office:value="12.23" calcext:value-type="float">
            <text:p>12.23</text:p>
          </table:table-cell>
          <table:table-cell office:value-type="float" office:value="50.329816" calcext:value-type="float">
            <text:p>50.329816</text:p>
          </table:table-cell>
          <table:table-cell office:value-type="float" office:value="43.794086" calcext:value-type="float">
            <text:p>43.794086</text:p>
          </table:table-cell>
          <table:table-cell office:value-type="float" office:value="21.475387" calcext:value-type="float">
            <text:p>21.475387</text:p>
          </table:table-cell>
          <table:table-cell office:value-type="float" office:value="14.961809" calcext:value-type="float">
            <text:p>14.961809</text:p>
          </table:table-cell>
        </table:table-row>
        <table:table-row table:style-name="ro1">
          <table:table-cell/>
          <table:table-cell office:value-type="float" office:value="2.680487" calcext:value-type="float">
            <text:p>2.680487</text:p>
          </table:table-cell>
          <table:table-cell office:value-type="float" office:value="1.875224" calcext:value-type="float">
            <text:p>1.875224</text:p>
          </table:table-cell>
          <table:table-cell office:value-type="float" office:value="15.64" calcext:value-type="float">
            <text:p>15.64</text:p>
          </table:table-cell>
          <table:table-cell office:value-type="float" office:value="12.29" calcext:value-type="float">
            <text:p>12.29</text:p>
          </table:table-cell>
          <table:table-cell office:value-type="float" office:value="52.694894" calcext:value-type="float">
            <text:p>52.694894</text:p>
          </table:table-cell>
          <table:table-cell office:value-type="float" office:value="46.111052" calcext:value-type="float">
            <text:p>46.111052</text:p>
          </table:table-cell>
          <table:table-cell office:value-type="float" office:value="21.46496" calcext:value-type="float">
            <text:p>21.46496</text:p>
          </table:table-cell>
          <table:table-cell office:value-type="float" office:value="14.962261" calcext:value-type="float">
            <text:p>14.962261</text:p>
          </table:table-cell>
        </table:table-row>
        <table:table-row table:style-name="ro1">
          <table:table-cell/>
          <table:table-cell office:value-type="float" office:value="2.691969" calcext:value-type="float">
            <text:p>2.691969</text:p>
          </table:table-cell>
          <table:table-cell office:value-type="float" office:value="1.886487" calcext:value-type="float">
            <text:p>1.886487</text:p>
          </table:table-cell>
          <table:table-cell office:value-type="float" office:value="15.63" calcext:value-type="float">
            <text:p>15.63</text:p>
          </table:table-cell>
          <table:table-cell office:value-type="float" office:value="12.3" calcext:value-type="float">
            <text:p>12.3</text:p>
          </table:table-cell>
          <table:table-cell office:value-type="float" office:value="49.001474" calcext:value-type="float">
            <text:p>49.001474</text:p>
          </table:table-cell>
          <table:table-cell office:value-type="float" office:value="42.1601" calcext:value-type="float">
            <text:p>42.1601</text:p>
          </table:table-cell>
          <table:table-cell office:value-type="float" office:value="21.451332" calcext:value-type="float">
            <text:p>21.451332</text:p>
          </table:table-cell>
          <table:table-cell office:value-type="float" office:value="14.953821" calcext:value-type="float">
            <text:p>14.953821</text:p>
          </table:table-cell>
        </table:table-row>
        <table:table-row table:style-name="ro1">
          <table:table-cell/>
          <table:table-cell office:value-type="float" office:value="2.686644" calcext:value-type="float">
            <text:p>2.686644</text:p>
          </table:table-cell>
          <table:table-cell office:value-type="float" office:value="1.881142" calcext:value-type="float">
            <text:p>1.881142</text:p>
          </table:table-cell>
          <table:table-cell office:value-type="float" office:value="15.55" calcext:value-type="float">
            <text:p>15.55</text:p>
          </table:table-cell>
          <table:table-cell office:value-type="float" office:value="12.21" calcext:value-type="float">
            <text:p>12.21</text:p>
          </table:table-cell>
          <table:table-cell office:value-type="float" office:value="48.984674" calcext:value-type="float">
            <text:p>48.984674</text:p>
          </table:table-cell>
          <table:table-cell office:value-type="float" office:value="42.153866" calcext:value-type="float">
            <text:p>42.153866</text:p>
          </table:table-cell>
          <table:table-cell office:value-type="float" office:value="21.45427" calcext:value-type="float">
            <text:p>21.45427</text:p>
          </table:table-cell>
          <table:table-cell office:value-type="float" office:value="14.952342" calcext:value-type="float">
            <text:p>14.952342</text:p>
          </table:table-cell>
        </table:table-row>
        <table:table-row table:style-name="ro1">
          <table:table-cell/>
          <table:table-cell office:value-type="float" office:value="2.685294" calcext:value-type="float">
            <text:p>2.685294</text:p>
          </table:table-cell>
          <table:table-cell office:value-type="float" office:value="1.880134" calcext:value-type="float">
            <text:p>1.880134</text:p>
          </table:table-cell>
          <table:table-cell office:value-type="float" office:value="15.58" calcext:value-type="float">
            <text:p>15.58</text:p>
          </table:table-cell>
          <table:table-cell office:value-type="float" office:value="12.24" calcext:value-type="float">
            <text:p>12.24</text:p>
          </table:table-cell>
          <table:table-cell office:value-type="float" office:value="52.122143" calcext:value-type="float">
            <text:p>52.122143</text:p>
          </table:table-cell>
          <table:table-cell office:value-type="float" office:value="45.393948" calcext:value-type="float">
            <text:p>45.393948</text:p>
          </table:table-cell>
          <table:table-cell office:value-type="float" office:value="21.437633" calcext:value-type="float">
            <text:p>21.437633</text:p>
          </table:table-cell>
          <table:table-cell office:value-type="float" office:value="14.941544" calcext:value-type="float">
            <text:p>14.9415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2:.B21])" office:value-type="float" office:value="2.6830253" calcext:value-type="float">
            <text:p>2.6830253</text:p>
          </table:table-cell>
          <table:table-cell table:formula="of:=AVERAGE([.C12:.C21])" office:value-type="float" office:value="1.8778035" calcext:value-type="float">
            <text:p>1.8778035</text:p>
          </table:table-cell>
          <table:table-cell table:formula="of:=AVERAGE([.D12:.D21])" office:value-type="float" office:value="15.693" calcext:value-type="float">
            <text:p>15.693</text:p>
          </table:table-cell>
          <table:table-cell table:formula="of:=AVERAGE([.E12:.E21])" office:value-type="float" office:value="12.253" calcext:value-type="float">
            <text:p>12.253</text:p>
          </table:table-cell>
          <table:table-cell table:formula="of:=AVERAGE([.F12:.F21])" office:value-type="float" office:value="51.5469399" calcext:value-type="float">
            <text:p>51.5469399</text:p>
          </table:table-cell>
          <table:table-cell table:formula="of:=AVERAGE([.G12:.G21])" office:value-type="float" office:value="44.6178505" calcext:value-type="float">
            <text:p>44.6178505</text:p>
          </table:table-cell>
          <table:table-cell table:formula="of:=AVERAGE([.H12:.H21])" office:value-type="float" office:value="21.4703146" calcext:value-type="float">
            <text:p>21.4703146</text:p>
          </table:table-cell>
          <table:table-cell table:formula="of:=AVERAGE([.I12:.I21])" office:value-type="float" office:value="14.9641542" calcext:value-type="float">
            <text:p>14.9641542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12:.B21])" office:value-type="float" office:value="0.00414002979189491" calcext:value-type="float">
            <text:p>0.004140029791895</text:p>
          </table:table-cell>
          <table:table-cell table:formula="of:=STDEV([.C12:.C21])" office:value-type="float" office:value="0.00386582468562657" calcext:value-type="float">
            <text:p>0.003865824685627</text:p>
          </table:table-cell>
          <table:table-cell table:formula="of:=STDEV([.D12:.D21])" office:value-type="float" office:value="0.32431294899971" calcext:value-type="float">
            <text:p>0.32431294899971</text:p>
          </table:table-cell>
          <table:table-cell table:formula="of:=STDEV([.E12:.E21])" office:value-type="float" office:value="0.0309300285590984" calcext:value-type="float">
            <text:p>0.030930028559099</text:p>
          </table:table-cell>
          <table:table-cell table:formula="of:=STDEV([.F12:.F21])" office:value-type="float" office:value="2.18482082471932" calcext:value-type="float">
            <text:p>2.18482082471932</text:p>
          </table:table-cell>
          <table:table-cell table:formula="of:=STDEV([.G12:.G21])" office:value-type="float" office:value="1.95289019218139" calcext:value-type="float">
            <text:p>1.95289019218139</text:p>
          </table:table-cell>
          <table:table-cell table:formula="of:=STDEV([.H12:.H21])" office:value-type="float" office:value="0.0250093037852359" calcext:value-type="float">
            <text:p>0.025009303785236</text:p>
          </table:table-cell>
          <table:table-cell table:formula="of:=STDEV([.I12:.I21])" office:value-type="float" office:value="0.0183226639426575" calcext:value-type="float">
            <text:p>0.01832266394265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R/W: 4096 Byt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tive Linux</text:p>
          </table:table-cell>
          <table:table-cell/>
          <table:table-cell office:value-type="string" calcext:value-type="string">
            <text:p>Hermitux</text:p>
          </table:table-cell>
          <table:table-cell/>
          <table:table-cell office:value-type="string" calcext:value-type="string">
            <text:p>Osv</text:p>
          </table:table-cell>
          <table:table-cell/>
          <table:table-cell office:value-type="string" calcext:value-type="string">
            <text:p>R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/>
          <table:table-cell office:value-type="float" office:value="1.587576" calcext:value-type="float">
            <text:p>1.587576</text:p>
          </table:table-cell>
          <table:table-cell office:value-type="float" office:value="1.092454" calcext:value-type="float">
            <text:p>1.092454</text:p>
          </table:table-cell>
          <table:table-cell office:value-type="float" office:value="5.481378" calcext:value-type="float">
            <text:p>5.481378</text:p>
          </table:table-cell>
          <table:table-cell office:value-type="float" office:value="4.11449" calcext:value-type="float">
            <text:p>4.11449</text:p>
          </table:table-cell>
          <table:table-cell office:value-type="float" office:value="37.885979" calcext:value-type="float">
            <text:p>37.885979</text:p>
          </table:table-cell>
          <table:table-cell office:value-type="float" office:value="32.078183" calcext:value-type="float">
            <text:p>32.078183</text:p>
          </table:table-cell>
          <table:table-cell office:value-type="float" office:value="20.899727" calcext:value-type="float">
            <text:p>20.899727</text:p>
          </table:table-cell>
          <table:table-cell office:value-type="float" office:value="14.51505" calcext:value-type="float">
            <text:p>14.51505</text:p>
          </table:table-cell>
        </table:table-row>
        <table:table-row table:style-name="ro1">
          <table:table-cell/>
          <table:table-cell office:value-type="float" office:value="1.637307" calcext:value-type="float">
            <text:p>1.637307</text:p>
          </table:table-cell>
          <table:table-cell office:value-type="float" office:value="1.139008" calcext:value-type="float">
            <text:p>1.139008</text:p>
          </table:table-cell>
          <table:table-cell office:value-type="float" office:value="5.497398" calcext:value-type="float">
            <text:p>5.497398</text:p>
          </table:table-cell>
          <table:table-cell office:value-type="float" office:value="4.121576" calcext:value-type="float">
            <text:p>4.121576</text:p>
          </table:table-cell>
          <table:table-cell office:value-type="float" office:value="35.756643" calcext:value-type="float">
            <text:p>35.756643</text:p>
          </table:table-cell>
          <table:table-cell office:value-type="float" office:value="30.312372" calcext:value-type="float">
            <text:p>30.312372</text:p>
          </table:table-cell>
          <table:table-cell office:value-type="float" office:value="20.977862" calcext:value-type="float">
            <text:p>20.977862</text:p>
          </table:table-cell>
          <table:table-cell office:value-type="float" office:value="14.575902" calcext:value-type="float">
            <text:p>14.575902</text:p>
          </table:table-cell>
        </table:table-row>
        <table:table-row table:style-name="ro1">
          <table:table-cell/>
          <table:table-cell office:value-type="float" office:value="1.64295" calcext:value-type="float">
            <text:p>1.64295</text:p>
          </table:table-cell>
          <table:table-cell office:value-type="float" office:value="1.139797" calcext:value-type="float">
            <text:p>1.139797</text:p>
          </table:table-cell>
          <table:table-cell office:value-type="float" office:value="5.501645" calcext:value-type="float">
            <text:p>5.501645</text:p>
          </table:table-cell>
          <table:table-cell office:value-type="float" office:value="4.121903" calcext:value-type="float">
            <text:p>4.121903</text:p>
          </table:table-cell>
          <table:table-cell office:value-type="float" office:value="37.877992" calcext:value-type="float">
            <text:p>37.877992</text:p>
          </table:table-cell>
          <table:table-cell office:value-type="float" office:value="32.208416" calcext:value-type="float">
            <text:p>32.208416</text:p>
          </table:table-cell>
          <table:table-cell office:value-type="float" office:value="20.896525" calcext:value-type="float">
            <text:p>20.896525</text:p>
          </table:table-cell>
          <table:table-cell office:value-type="float" office:value="14.504268" calcext:value-type="float">
            <text:p>14.504268</text:p>
          </table:table-cell>
        </table:table-row>
        <table:table-row table:style-name="ro1">
          <table:table-cell/>
          <table:table-cell office:value-type="float" office:value="1.646023" calcext:value-type="float">
            <text:p>1.646023</text:p>
          </table:table-cell>
          <table:table-cell office:value-type="float" office:value="1.140952" calcext:value-type="float">
            <text:p>1.140952</text:p>
          </table:table-cell>
          <table:table-cell office:value-type="float" office:value="5.4757" calcext:value-type="float">
            <text:p>5.4757</text:p>
          </table:table-cell>
          <table:table-cell office:value-type="float" office:value="4.103029" calcext:value-type="float">
            <text:p>4.103029</text:p>
          </table:table-cell>
          <table:table-cell office:value-type="float" office:value="38.318075" calcext:value-type="float">
            <text:p>38.318075</text:p>
          </table:table-cell>
          <table:table-cell office:value-type="float" office:value="32.688537" calcext:value-type="float">
            <text:p>32.688537</text:p>
          </table:table-cell>
          <table:table-cell office:value-type="float" office:value="21.006621" calcext:value-type="float">
            <text:p>21.006621</text:p>
          </table:table-cell>
          <table:table-cell office:value-type="float" office:value="14.568903" calcext:value-type="float">
            <text:p>14.568903</text:p>
          </table:table-cell>
        </table:table-row>
        <table:table-row table:style-name="ro1">
          <table:table-cell/>
          <table:table-cell office:value-type="float" office:value="1.647694" calcext:value-type="float">
            <text:p>1.647694</text:p>
          </table:table-cell>
          <table:table-cell office:value-type="float" office:value="1.142232" calcext:value-type="float">
            <text:p>1.142232</text:p>
          </table:table-cell>
          <table:table-cell office:value-type="float" office:value="5.495763" calcext:value-type="float">
            <text:p>5.495763</text:p>
          </table:table-cell>
          <table:table-cell office:value-type="float" office:value="4.119801" calcext:value-type="float">
            <text:p>4.119801</text:p>
          </table:table-cell>
          <table:table-cell office:value-type="float" office:value="35.123378" calcext:value-type="float">
            <text:p>35.123378</text:p>
          </table:table-cell>
          <table:table-cell office:value-type="float" office:value="29.15086" calcext:value-type="float">
            <text:p>29.15086</text:p>
          </table:table-cell>
          <table:table-cell office:value-type="float" office:value="20.948595" calcext:value-type="float">
            <text:p>20.948595</text:p>
          </table:table-cell>
          <table:table-cell office:value-type="float" office:value="14.541873" calcext:value-type="float">
            <text:p>14.541873</text:p>
          </table:table-cell>
        </table:table-row>
        <table:table-row table:style-name="ro1">
          <table:table-cell/>
          <table:table-cell office:value-type="float" office:value="1.643913" calcext:value-type="float">
            <text:p>1.643913</text:p>
          </table:table-cell>
          <table:table-cell office:value-type="float" office:value="1.139966" calcext:value-type="float">
            <text:p>1.139966</text:p>
          </table:table-cell>
          <table:table-cell office:value-type="float" office:value="5.494831" calcext:value-type="float">
            <text:p>5.494831</text:p>
          </table:table-cell>
          <table:table-cell office:value-type="float" office:value="4.122503" calcext:value-type="float">
            <text:p>4.122503</text:p>
          </table:table-cell>
          <table:table-cell office:value-type="float" office:value="36.027641" calcext:value-type="float">
            <text:p>36.027641</text:p>
          </table:table-cell>
          <table:table-cell office:value-type="float" office:value="29.150821" calcext:value-type="float">
            <text:p>29.150821</text:p>
          </table:table-cell>
          <table:table-cell office:value-type="float" office:value="20.916696" calcext:value-type="float">
            <text:p>20.916696</text:p>
          </table:table-cell>
          <table:table-cell office:value-type="float" office:value="14.519857" calcext:value-type="float">
            <text:p>14.519857</text:p>
          </table:table-cell>
        </table:table-row>
        <table:table-row table:style-name="ro1">
          <table:table-cell/>
          <table:table-cell office:value-type="float" office:value="1.643224" calcext:value-type="float">
            <text:p>1.643224</text:p>
          </table:table-cell>
          <table:table-cell office:value-type="float" office:value="1.13908" calcext:value-type="float">
            <text:p>1.13908</text:p>
          </table:table-cell>
          <table:table-cell office:value-type="float" office:value="5.501483" calcext:value-type="float">
            <text:p>5.501483</text:p>
          </table:table-cell>
          <table:table-cell office:value-type="float" office:value="4.124213" calcext:value-type="float">
            <text:p>4.124213</text:p>
          </table:table-cell>
          <table:table-cell office:value-type="float" office:value="37.562907" calcext:value-type="float">
            <text:p>37.562907</text:p>
          </table:table-cell>
          <table:table-cell office:value-type="float" office:value="31.734612" calcext:value-type="float">
            <text:p>31.734612</text:p>
          </table:table-cell>
          <table:table-cell office:value-type="float" office:value="20.906933" calcext:value-type="float">
            <text:p>20.906933</text:p>
          </table:table-cell>
          <table:table-cell office:value-type="float" office:value="14.507267" calcext:value-type="float">
            <text:p>14.507267</text:p>
          </table:table-cell>
        </table:table-row>
        <table:table-row table:style-name="ro1">
          <table:table-cell/>
          <table:table-cell office:value-type="float" office:value="1.644839" calcext:value-type="float">
            <text:p>1.644839</text:p>
          </table:table-cell>
          <table:table-cell office:value-type="float" office:value="1.139388" calcext:value-type="float">
            <text:p>1.139388</text:p>
          </table:table-cell>
          <table:table-cell office:value-type="float" office:value="5.500871" calcext:value-type="float">
            <text:p>5.500871</text:p>
          </table:table-cell>
          <table:table-cell office:value-type="float" office:value="4.125644" calcext:value-type="float">
            <text:p>4.125644</text:p>
          </table:table-cell>
          <table:table-cell office:value-type="float" office:value="37.609873" calcext:value-type="float">
            <text:p>37.609873</text:p>
          </table:table-cell>
          <table:table-cell office:value-type="float" office:value="31.994227" calcext:value-type="float">
            <text:p>31.994227</text:p>
          </table:table-cell>
          <table:table-cell office:value-type="float" office:value="20.872234" calcext:value-type="float">
            <text:p>20.872234</text:p>
          </table:table-cell>
          <table:table-cell office:value-type="float" office:value="14.495942" calcext:value-type="float">
            <text:p>14.495942</text:p>
          </table:table-cell>
        </table:table-row>
        <table:table-row table:style-name="ro1">
          <table:table-cell/>
          <table:table-cell office:value-type="float" office:value="1.64284" calcext:value-type="float">
            <text:p>1.64284</text:p>
          </table:table-cell>
          <table:table-cell office:value-type="float" office:value="1.138566" calcext:value-type="float">
            <text:p>1.138566</text:p>
          </table:table-cell>
          <table:table-cell office:value-type="float" office:value="5.507958" calcext:value-type="float">
            <text:p>5.507958</text:p>
          </table:table-cell>
          <table:table-cell office:value-type="float" office:value="4.131426" calcext:value-type="float">
            <text:p>4.131426</text:p>
          </table:table-cell>
          <table:table-cell office:value-type="float" office:value="36.875873" calcext:value-type="float">
            <text:p>36.875873</text:p>
          </table:table-cell>
          <table:table-cell office:value-type="float" office:value="31.09239" calcext:value-type="float">
            <text:p>31.09239</text:p>
          </table:table-cell>
          <table:table-cell office:value-type="float" office:value="20.882582" calcext:value-type="float">
            <text:p>20.882582</text:p>
          </table:table-cell>
          <table:table-cell office:value-type="float" office:value="14.500518" calcext:value-type="float">
            <text:p>14.500518</text:p>
          </table:table-cell>
        </table:table-row>
        <table:table-row table:style-name="ro1">
          <table:table-cell/>
          <table:table-cell office:value-type="float" office:value="1.643553" calcext:value-type="float">
            <text:p>1.643553</text:p>
          </table:table-cell>
          <table:table-cell office:value-type="float" office:value="1.139503" calcext:value-type="float">
            <text:p>1.139503</text:p>
          </table:table-cell>
          <table:table-cell office:value-type="float" office:value="5.504673" calcext:value-type="float">
            <text:p>5.504673</text:p>
          </table:table-cell>
          <table:table-cell office:value-type="float" office:value="4.129191" calcext:value-type="float">
            <text:p>4.129191</text:p>
          </table:table-cell>
          <table:table-cell office:value-type="float" office:value="38.022993" calcext:value-type="float">
            <text:p>38.022993</text:p>
          </table:table-cell>
          <table:table-cell office:value-type="float" office:value="32.670372" calcext:value-type="float">
            <text:p>32.670372</text:p>
          </table:table-cell>
          <table:table-cell office:value-type="float" office:value="20.910963" calcext:value-type="float">
            <text:p>20.910963</text:p>
          </table:table-cell>
          <table:table-cell office:value-type="float" office:value="14.507553" calcext:value-type="float">
            <text:p>14.50755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1:.B40])" office:value-type="float" office:value="1.6379919" calcext:value-type="float">
            <text:p>1.6379919</text:p>
          </table:table-cell>
          <table:table-cell table:formula="of:=AVERAGE([.C31:.C40])" office:value-type="float" office:value="1.1350946" calcext:value-type="float">
            <text:p>1.1350946</text:p>
          </table:table-cell>
          <table:table-cell table:formula="of:=AVERAGE([.D31:.D40])" office:value-type="float" office:value="5.49617" calcext:value-type="float">
            <text:p>5.49617</text:p>
          </table:table-cell>
          <table:table-cell table:formula="of:=AVERAGE([.E31:.E40])" office:value-type="float" office:value="4.1213776" calcext:value-type="float">
            <text:p>4.1213776</text:p>
          </table:table-cell>
          <table:table-cell table:formula="of:=AVERAGE([.F31:.F40])" office:value-type="float" office:value="37.1061354" calcext:value-type="float">
            <text:p>37.1061354</text:p>
          </table:table-cell>
          <table:table-cell table:formula="of:=AVERAGE([.G31:.G40])" office:value-type="float" office:value="31.308079" calcext:value-type="float">
            <text:p>31.308079</text:p>
          </table:table-cell>
          <table:table-cell table:formula="of:=AVERAGE([.H31:.H40])" office:value-type="float" office:value="20.9218738" calcext:value-type="float">
            <text:p>20.9218738</text:p>
          </table:table-cell>
          <table:table-cell table:formula="of:=AVERAGE([.I31:.I40])" office:value-type="float" office:value="14.5237133" calcext:value-type="float">
            <text:p>14.5237133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1:.B40])" office:value-type="float" office:value="0.0179170654495155" calcext:value-type="float">
            <text:p>0.017917065449516</text:p>
          </table:table-cell>
          <table:table-cell table:formula="of:=STDEV([.C31:.C40])" office:value-type="float" office:value="0.0150201031598765" calcext:value-type="float">
            <text:p>0.015020103159877</text:p>
          </table:table-cell>
          <table:table-cell table:formula="of:=STDEV([.D31:.D40])" office:value-type="float" office:value="0.0101808734945049" calcext:value-type="float">
            <text:p>0.010180873494505</text:p>
          </table:table-cell>
          <table:table-cell table:formula="of:=STDEV([.E31:.E40])" office:value-type="float" office:value="0.00800304789439619" calcext:value-type="float">
            <text:p>0.008003047894396</text:p>
          </table:table-cell>
          <table:table-cell table:formula="of:=STDEV([.F31:.F40])" office:value-type="float" office:value="1.10274221612248" calcext:value-type="float">
            <text:p>1.10274221612248</text:p>
          </table:table-cell>
          <table:table-cell table:formula="of:=STDEV([.G31:.G40])" office:value-type="float" office:value="1.34011661752443" calcext:value-type="float">
            <text:p>1.34011661752443</text:p>
          </table:table-cell>
          <table:table-cell table:formula="of:=STDEV([.H31:.H40])" office:value-type="float" office:value="0.0428704370472504" calcext:value-type="float">
            <text:p>0.042870437047251</text:p>
          </table:table-cell>
          <table:table-cell table:formula="of:=STDEV([.I31:.I40])" office:value-type="float" office:value="0.0286831168539188" calcext:value-type="float">
            <text:p>0.028683116853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6:25:48.144922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39:48.065203667</meta:creation-date>
    <meta:generator>LibreOffice/5.2.7.2$Linux_X86_64 LibreOffice_project/20m0$Build-2</meta:generator>
    <dc:date>2017-11-22T18:18:55.465754370</dc:date>
    <meta:editing-duration>PT7H39M22S</meta:editing-duration>
    <meta:editing-cycles>68</meta:editing-cycles>
    <meta:document-statistic meta:table-count="1" meta:cell-count="240" meta:object-count="0"/>
  </office:meta>
</office:document-meta>
</file>